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ocs-Roboto" svg:font-family="docs-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b104" officeooo:paragraph-rsid="0012b104" style:font-weight-asian="bold" style:font-weight-complex="bold"/>
    </style:style>
    <style:style style:name="P2" style:family="paragraph" style:parent-style-name="Standard">
      <style:text-properties fo:font-variant="normal" fo:text-transform="none" fo:color="#202124" style:font-name="docs-Roboto" fo:font-size="12pt" fo:letter-spacing="normal" fo:font-style="normal" fo:font-weight="normal" officeooo:rsid="0012b104" officeooo:paragraph-rsid="0012b104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2b104" officeooo:paragraph-rsid="0012b104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12b104" officeooo:paragraph-rsid="0012b104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 3:-</text:p>
      <text:p text:style-name="P2">Let’s say you have a class named Animal, and you wanted to make a class for Birds. Since Birds and Animals share many of the same base attributes, you could extend the Animal class and add any additional parts needed to the Bird class</text:p>
      <text:p text:style-name="P3">Code:-</text:p>
      <text:p text:style-name="Standard">class Animal{</text:p>
      <text:p text:style-name="Standard"><text:s text:c="4"/>void animalEat(String animal){</text:p>
      <text:p text:style-name="Standard"><text:s text:c="8"/>System.out.println("eating "+ animal);</text:p>
      <text:p text:style-name="Standard"><text:s text:c="8"/></text:p>
      <text:p text:style-name="Standard"><text:s text:c="4"/>}</text:p>
      <text:p text:style-name="Standard"><text:s text:c="4"/>void animalChirp(String animal){</text:p>
      <text:p text:style-name="Standard"><text:s text:c="8"/>System.out.println("Chirp "+ animal);</text:p>
      <text:p text:style-name="Standard"><text:s text:c="4"/>}</text:p>
      <text:p text:style-name="Standard"><text:s text:c="4"/>void animalFly(String animal){</text:p>
      <text:p text:style-name="Standard"><text:s text:c="8"/>System.out.println("Flying "+animal);</text:p>
      <text:p text:style-name="Standard"><text:s text:c="4"/>}</text:p>
      <text:p text:style-name="Standard"><text:s text:c="4"/></text:p>
      <text:p text:style-name="Standard">}</text:p>
      <text:p text:style-name="Standard">class Birds extends Animal{</text:p>
      <text:p text:style-name="Standard"><text:s text:c="4"/>void animalfly(String animal){</text:p>
      <text:p text:style-name="Standard"><text:s text:c="8"/>System.out.println("Flying "+animal);</text:p>
      <text:p text:style-name="Standard"><text:s text:c="4"/>}</text:p>
      <text:p text:style-name="Standard"><text:s text:c="4"/></text:p>
      <text:p text:style-name="Standard">}</text:p>
      <text:p text:style-name="Standard">class Main{</text:p>
      <text:p text:style-name="Standard"><text:s text:c="4"/>public static void main (String[] args) {</text:p>
      <text:p text:style-name="Standard"><text:s text:c="8"/>Animal dog = new Animal();</text:p>
      <text:p text:style-name="Standard"><text:s text:c="8"/>dog.animalEat("Dog");</text:p>
      <text:p text:style-name="Standard"><text:s text:c="8"/>Birds crow = new Birds();</text:p>
      <text:p text:style-name="Standard"><text:s text:c="8"/>crow.animalFly("crow");</text:p>
      <text:p text:style-name="Standard"><text:s text:c="8"/>crow.animalChirp("crow");</text:p>
      <text:p text:style-name="Standard"><text:s text:c="8"/></text:p>
      <text:p text:style-name="Standard"><text:s text:c="4"/>}</text:p>
      <text:p text:style-name="Standard">}</text:p>
      <text:p text:style-name="P3">Output:-</text:p>
      <text:p text:style-name="P4">eating Dog</text:p>
      <text:p text:style-name="P4">Flying crow</text:p>
      <text:p text:style-name="P4">Chirp crow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ocs-Roboto" svg:font-family="docs-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8T17:19:07.369990242</meta:creation-date>
    <dc:date>2022-07-08T17:21:48.445409277</dc:date>
    <meta:editing-duration>PT2M42S</meta:editing-duration>
    <meta:editing-cycles>1</meta:editing-cycles>
    <meta:document-statistic meta:table-count="0" meta:image-count="0" meta:object-count="0" meta:page-count="1" meta:paragraph-count="36" meta:word-count="112" meta:character-count="917" meta:non-whitespace-character-count="701"/>
    <meta:generator>LibreOffice/6.4.7.2$Linux_X86_64 LibreOffice_project/40$Build-2</meta:generator>
  </office:meta>
</office:document-meta>
</file>